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870000012DCDC03EB6.svm" manifest:media-type=""/>
  <manifest:file-entry manifest:full-path="Pictures/20000001000001C10000013114D08964.svm" manifest:media-type=""/>
  <manifest:file-entry manifest:full-path="Pictures/20000001000002590000012D4AF3F867.svm" manifest:media-type=""/>
  <manifest:file-entry manifest:full-path="Pictures/20000001000002040000012D28B92299.svm" manifest:media-type=""/>
  <manifest:file-entry manifest:full-path="Pictures/20000001000001960000012DA2D96289.svm" manifest:media-type=""/>
  <manifest:file-entry manifest:full-path="Pictures/200000010000016C000001319BF73B7C.svm" manifest:media-type=""/>
  <manifest:file-entry manifest:full-path="Pictures/20000001000001B00000012D6746B6E6.svm" manifest:media-type=""/>
  <manifest:file-entry manifest:full-path="Pictures/20000001000002500000012D1757BAD4.svm" manifest:media-type=""/>
  <manifest:file-entry manifest:full-path="Pictures/20000001000001DA000001292337D8EF.svm" manifest:media-type=""/>
  <manifest:file-entry manifest:full-path="Pictures/200000010000018A0000013173667FB7.svm" manifest:media-type=""/>
  <manifest:file-entry manifest:full-path="Pictures/20000001000007C200000131724B947D.svm" manifest:media-type=""/>
  <manifest:file-entry manifest:full-path="Pictures/20000001000007190000012DAD09C090.svm" manifest:media-type=""/>
  <manifest:file-entry manifest:full-path="Pictures/20000001000002330000012DE8D0D132.svm" manifest:media-type=""/>
  <manifest:file-entry manifest:full-path="Pictures/200000020000023A0000010D006A28F1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DD}=\SI{1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SS}=\SI{-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G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95cm" svg:height="3.301cm" svg:x="2.796cm" svg:y="0.711cm">
          <draw:image xlink:href="Pictures/200000020000023A0000010D006A28F1.eps" xlink:type="simple" xlink:show="embed" xlink:actuate="onLoad">
            <text:p/>
          </draw:image>
        </draw:frame>
        <draw:frame draw:style-name="gr2" draw:text-style-name="P3" draw:layer="layout" svg:width="0.869cm" svg:height="0.916cm" svg:x="8.047cm" svg:y="3.555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line draw:style-name="gr3" draw:text-style-name="P1" draw:layer="layout" svg:x1="10.904cm" svg:y1="1.794cm" svg:x2="10.904cm" svg:y2="3.212cm">
          <text:p/>
        </draw:line>
        <draw:frame draw:style-name="gr2" draw:text-style-name="P3" draw:layer="layout" svg:width="1.132cm" svg:height="0.916cm" svg:x="5.049cm" svg:y="3.55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132cm" svg:height="0.916cm" svg:x="2.57cm" svg:y="3.555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4" draw:text-style-name="P1" draw:layer="layout" svg:width="2.179cm" svg:height="0.36cm" svg:x="9.026cm" svg:y="0.321cm">
          <draw:image xlink:href="Pictures/20000001000007190000012DAD09C090.svm" xlink:type="simple" xlink:show="embed" xlink:actuate="onLoad">
            <text:p/>
          </draw:image>
        </draw:frame>
        <draw:frame draw:style-name="gr5" draw:text-style-name="P1" draw:layer="layout" svg:width="2.382cm" svg:height="0.365cm" svg:x="9.244cm" svg:y="3.997cm">
          <draw:image xlink:href="Pictures/20000001000007C200000131724B947D.svm" xlink:type="simple" xlink:show="embed" xlink:actuate="onLoad">
            <text:p/>
          </draw:image>
        </draw:frame>
        <draw:frame draw:style-name="gr6" draw:text-style-name="P1" draw:layer="layout" svg:width="0.472cm" svg:height="0.365cm" svg:x="8.272cm" svg:y="1.876cm">
          <draw:image xlink:href="Pictures/200000010000018A0000013173667FB7.svm" xlink:type="simple" xlink:show="embed" xlink:actuate="onLoad">
            <text:p/>
          </draw:image>
        </draw:frame>
        <draw:frame draw:style-name="gr7" draw:text-style-name="P1" draw:layer="layout" svg:width="0.568cm" svg:height="0.355cm" svg:x="9.614cm" svg:y="1.139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517cm" svg:height="0.36cm" svg:x="9.614cm" svg:y="3.112cm">
          <draw:image xlink:href="Pictures/20000001000001B00000012D6746B6E6.svm" xlink:type="simple" xlink:show="embed" xlink:actuate="onLoad">
            <text:p/>
          </draw:image>
        </draw:frame>
        <draw:frame draw:style-name="gr9" draw:text-style-name="P1" draw:layer="layout" svg:width="0.486cm" svg:height="0.36cm" svg:x="9.802cm" svg:y="1.73cm">
          <draw:image xlink:href="Pictures/20000001000001960000012DA2D96289.svm" xlink:type="simple" xlink:show="embed" xlink:actuate="onLoad">
            <text:p/>
          </draw:image>
        </draw:frame>
        <draw:frame draw:style-name="gr10" draw:text-style-name="P1" draw:layer="layout" svg:width="0.436cm" svg:height="0.365cm" svg:x="9.852cm" svg:y="2.601cm">
          <draw:image xlink:href="Pictures/200000010000016C000001319BF73B7C.svm" xlink:type="simple" xlink:show="embed" xlink:actuate="onLoad">
            <text:p/>
          </draw:image>
        </draw:frame>
        <draw:frame draw:style-name="gr11" draw:text-style-name="P1" draw:layer="layout" svg:width="0.674cm" svg:height="0.36cm" svg:x="11.03cm" svg:y="2.212cm">
          <draw:image xlink:href="Pictures/20000001000002330000012DE8D0D132.svm" xlink:type="simple" xlink:show="embed" xlink:actuate="onLoad">
            <text:p/>
          </draw:image>
        </draw:frame>
        <draw:frame draw:style-name="gr7" draw:text-style-name="P1" draw:layer="layout" svg:width="0.568cm" svg:height="0.355cm" svg:x="7.387cm" svg:y="1.139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517cm" svg:height="0.36cm" svg:x="7.387cm" svg:y="3.112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568cm" svg:height="0.355cm" svg:x="3.792cm" svg:y="1.139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517cm" svg:height="0.36cm" svg:x="3.792cm" svg:y="3.112cm">
          <draw:image xlink:href="Pictures/20000001000001B00000012D6746B6E6.svm" xlink:type="simple" xlink:show="embed" xlink:actuate="onLoad">
            <text:p/>
          </draw:image>
        </draw:frame>
        <draw:frame draw:style-name="gr12" draw:text-style-name="P1" draw:layer="layout" svg:width="0.72cm" svg:height="0.36cm" svg:x="5.464cm" svg:y="1.139cm">
          <draw:image xlink:href="Pictures/20000001000002590000012D4AF3F867.svm" xlink:type="simple" xlink:show="embed" xlink:actuate="onLoad">
            <text:p/>
          </draw:image>
        </draw:frame>
        <draw:frame draw:style-name="gr13" draw:text-style-name="P1" draw:layer="layout" svg:width="0.709cm" svg:height="0.36cm" svg:x="5.464cm" svg:y="3.112cm">
          <draw:image xlink:href="Pictures/20000001000002500000012D1757BAD4.svm" xlink:type="simple" xlink:show="embed" xlink:actuate="onLoad">
            <text:p/>
          </draw:image>
        </draw:frame>
        <draw:frame draw:style-name="gr14" draw:text-style-name="P1" draw:layer="layout" svg:width="0.618cm" svg:height="0.36cm" svg:x="3.237cm" svg:y="1.77cm">
          <draw:image xlink:href="Pictures/20000001000002040000012D28B92299.svm" xlink:type="simple" xlink:show="embed" xlink:actuate="onLoad">
            <text:p/>
          </draw:image>
        </draw:frame>
        <draw:frame draw:style-name="gr15" draw:text-style-name="P1" draw:layer="layout" svg:width="0.538cm" svg:height="0.365cm" svg:x="2.182cm" svg:y="2.145cm">
          <draw:image xlink:href="Pictures/20000001000001C10000013114D08964.svm" xlink:type="simple" xlink:show="embed" xlink:actuate="onLoad">
            <text:p/>
          </draw:image>
        </draw:frame>
        <draw:frame draw:style-name="gr16" draw:text-style-name="P1" draw:layer="layout" svg:width="0.775cm" svg:height="0.36cm" svg:x="6.352cm" svg:y="0.321cm">
          <draw:image xlink:href="Pictures/20000001000002870000012DCDC03EB6.svm" xlink:type="simple" xlink:show="embed" xlink:actuate="onLoad">
            <text:p/>
          </draw:image>
        </draw:frame>
        <draw:frame draw:style-name="gr16" draw:text-style-name="P1" draw:layer="layout" svg:width="0.775cm" svg:height="0.36cm" svg:x="4.119cm" svg:y="0.321cm">
          <draw:image xlink:href="Pictures/20000001000002870000012DCDC03EB6.svm" xlink:type="simple" xlink:show="embed" xlink:actuate="onLoad">
            <text:p/>
          </draw:image>
        </draw:frame>
        <draw:frame draw:style-name="gr9" draw:text-style-name="P1" draw:layer="layout" svg:width="0.486cm" svg:height="0.36cm" svg:x="7.534cm" svg:y="1.73cm">
          <draw:image xlink:href="Pictures/20000001000001960000012DA2D96289.svm" xlink:type="simple" xlink:show="embed" xlink:actuate="onLoad">
            <text:p/>
          </draw:image>
        </draw:frame>
        <draw:frame draw:style-name="gr10" draw:text-style-name="P1" draw:layer="layout" svg:width="0.436cm" svg:height="0.365cm" svg:x="7.584cm" svg:y="2.601cm">
          <draw:image xlink:href="Pictures/200000010000016C000001319BF73B7C.svm" xlink:type="simple" xlink:show="embed" xlink:actuate="onLoad">
            <text:p/>
          </draw:image>
        </draw:frame>
        <draw:frame draw:style-name="gr9" draw:text-style-name="P1" draw:layer="layout" svg:width="0.486cm" svg:height="0.36cm" svg:x="4.888cm" svg:y="1.73cm">
          <draw:image xlink:href="Pictures/20000001000001960000012DA2D96289.svm" xlink:type="simple" xlink:show="embed" xlink:actuate="onLoad">
            <text:p/>
          </draw:image>
        </draw:frame>
        <draw:frame draw:style-name="gr10" draw:text-style-name="P1" draw:layer="layout" svg:width="0.436cm" svg:height="0.365cm" svg:x="4.938cm" svg:y="2.601cm">
          <draw:image xlink:href="Pictures/200000010000016C000001319BF73B7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6:34:50.561494545</dc:date>
    <meta:editing-duration>PT11M46S</meta:editing-duration>
    <meta:editing-cycles>5</meta:editing-cycles>
    <meta:generator>LibreOffice/4.2.8.2$Linux_x86 LibreOffice_project/420m0$Build-2</meta:generator>
    <meta:document-statistic meta:object-count="27"/>
  </office:meta>
</office:document-meta>
</file>